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4a2b" officeooo:paragraph-rsid="00024a2b"/>
    </style:style>
    <style:style style:name="P2" style:family="paragraph" style:parent-style-name="Standard">
      <style:text-properties style:text-underline-style="none" officeooo:rsid="00024a2b" officeooo:paragraph-rsid="00024a2b"/>
    </style:style>
    <style:style style:name="P3" style:family="paragraph" style:parent-style-name="Standard">
      <style:text-properties officeooo:rsid="00024a2b" officeooo:paragraph-rsid="00024a2b"/>
    </style:style>
    <style:style style:name="P4" style:family="paragraph" style:parent-style-name="Standard">
      <style:text-properties officeooo:paragraph-rsid="00024a2b"/>
    </style:style>
    <style:style style:name="P5" style:family="paragraph" style:parent-style-name="Standard">
      <style:text-properties style:text-underline-style="solid" style:text-underline-width="auto" style:text-underline-color="font-color" officeooo:rsid="0002cdc9" officeooo:paragraph-rsid="0002cdc9"/>
    </style:style>
    <style:style style:name="P6" style:family="paragraph" style:parent-style-name="Standard">
      <style:text-properties style:text-underline-style="none" officeooo:rsid="0002cdc9" officeooo:paragraph-rsid="0002cdc9"/>
    </style:style>
    <style:style style:name="T1" style:family="text">
      <style:text-properties style:text-underline-style="solid" style:text-underline-width="auto" style:text-underline-color="font-color" officeooo:rsid="00024a2b"/>
    </style:style>
    <style:style style:name="T2" style:family="text">
      <style:text-properties style:text-underline-style="none" officeooo:rsid="00024a2b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o are you?</text:p>
      <text:p text:style-name="P2"><text:tab/>I’m an Android developer focused on Kotlin and Jetpack Compose, working with MVVM and Clean Architecture.</text:p>
      <text:p text:style-name="P2"><text:tab/>I have a background in Information Systems Engineering and experience with automation systems, which helped me develop strong problem-solving and debugging skills.</text:p>
      <text:p text:style-name="P2"><text:tab/>Currently, I’m fully focused on Android development and looking for a role where I can contribute and grow as a developer.</text:p>
      <text:p text:style-name="P1"/>
      <text:p text:style-name="P1">What are you doing now?</text:p>
      <text:p text:style-name="P3"><text:tab/>I’m currently focused on finding the right Android developer role.<text:line-break/>Alongside that, I’m doing some flexible work, but my main priority is continuing to improve my skills and transition into a full-time Android position.</text:p>
      <text:p text:style-name="P3"/>
      <text:p text:style-name="P4"><text:span text:style-name="T1">Salary?<text:line-break/></text:span><text:span text:style-name="T2"><text:tab/></text:span>I’m open to discussing that based on the role and responsibilities.</text:p>
      <text:p text:style-name="P4"/>
      <text:h text:style-name="Heading_20_1" text:outline-level="1">Frameworks</text:h>
      <text:p text:style-name="P4"/>
      <text:p text:style-name="P5">Jetpack Compose?<text:line-break/><text:span text:style-name="T3">I’ve been actively using Jetpack Compose in my personal projects and I’m quite comfortable with it.</text:span></text:p>
      <text:p text:style-name="P6">I’ve built UI screens using Compose with proper state management and navigation.</text:p>
      <text:p text:style-name="P6">I understand how Compose works with state and recomposition, and I prefer it for building modern and scalable UI compared to XML.</text:p>
      <text:p text:style-name="P6"/>
      <text:p text:style-name="P5">Firebase<text:line-break/><text:span text:style-name="T3">I’ve worked with Firebase in my projects.</text:span></text:p>
      <text:p text:style-name="P6">I’ve used services like Authentication for user login, Firestore for handling data, and Analytics for basic user tracking.</text:p>
      <text:p text:style-name="P6">I’m comfortable integrating Firebase into Android apps and working with real-time data. I understand how to structure data and manage it efficiently on the client si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17:29:21.888925000</meta:creation-date>
    <dc:date>2026-03-19T17:51:51.938744000</dc:date>
    <meta:editing-duration>PT11M13S</meta:editing-duration>
    <meta:editing-cycles>1</meta:editing-cycles>
    <meta:document-statistic meta:table-count="0" meta:image-count="0" meta:object-count="0" meta:page-count="1" meta:paragraph-count="14" meta:word-count="218" meta:character-count="1398" meta:non-whitespace-character-count="1189"/>
    <meta:generator>LibreOffice/25.8.3.2$MacOSX_X86_64 LibreOffice_project/8ca8d55c161d602844f5428fa4b58097424e324e</meta:generator>
  </office:meta>
</office:document-meta>
</file>